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automatic-styles>
    <style:style style:name="Table1" style:family="table">
      <style:table-properties style:width="16.484cm" fo:margin-left="0.012cm" fo:margin-top="0cm" fo:margin-bottom="0cm" table:align="left" style:writing-mode="lr-tb"/>
    </style:style>
    <style:style style:name="Table1.A" style:family="table-column">
      <style:table-column-properties style:column-width="2.91cm"/>
    </style:style>
    <style:style style:name="Table1.B" style:family="table-column">
      <style:table-column-properties style:column-width="13.571cm"/>
    </style:style>
    <style:style style:name="Table1.1" style:family="table-row">
      <style:table-row-properties style:min-row-height="0.529cm" fo:keep-together="auto"/>
    </style:style>
    <style:style style:name="Table1.A1" style:family="table-cell">
      <style:table-cell-properties fo:background-color="#d9d9d9" fo:padding-left="0.159cm" fo:padding-right="0.159cm" fo:padding-top="0cm" fo:padding-bottom="0cm" fo:border-left="0.75pt solid #000000" fo:border-right="0.5pt solid #000000" fo:border-top="0.75pt solid #000000" fo:border-bottom="0.5pt solid #000000" style:writing-mode="lr-tb">
        <style:background-image/>
      </style:table-cell-properties>
    </style:style>
    <style:style style:name="Table1.B1" style:family="table-cell">
      <style:table-cell-properties fo:background-color="#d9d9d9" fo:padding-left="0.159cm" fo:padding-right="0.159cm" fo:padding-top="0cm" fo:padding-bottom="0cm" fo:border-left="0.5pt solid #000000" fo:border-right="0.75pt solid #000000" fo:border-top="0.75pt solid #000000" fo:border-bottom="0.5pt solid #000000" style:writing-mode="lr-tb">
        <style:background-image/>
      </style:table-cell-properties>
    </style:style>
    <style:style style:name="Table1.A2"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e1.B2"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e1.A3"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e1.B3"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e1.A4"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e1.B4"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e1.A5"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e1.B5"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e1.A6"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e1.B6"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e1.A7" style:family="table-cell">
      <style:table-cell-properties fo:padding-left="0.159cm" fo:padding-right="0.159cm" fo:padding-top="0cm" fo:padding-bottom="0cm" fo:border-left="0.75pt solid #000000" fo:border-right="0.5pt solid #000000" fo:border-top="0.5pt solid #000000" fo:border-bottom="0.75pt solid #000000" style:writing-mode="lr-tb"/>
    </style:style>
    <style:style style:name="Table1.B7" style:family="table-cell">
      <style:table-cell-properties fo:padding-left="0.159cm" fo:padding-right="0.159cm" fo:padding-top="0cm" fo:padding-bottom="0cm" fo:border-left="0.5pt solid #000000" fo:border-right="0.75pt solid #000000" fo:border-top="0.5pt solid #000000" fo:border-bottom="0.75pt solid #000000" style:writing-mode="lr-tb"/>
    </style:style>
    <style:style style:name="Table2" style:family="table">
      <style:table-properties style:width="16.51cm" fo:margin-left="0.009cm" fo:margin-top="0cm" fo:margin-bottom="0cm" table:align="left" style:writing-mode="lr-tb"/>
    </style:style>
    <style:style style:name="Table2.A" style:family="table-column">
      <style:table-column-properties style:column-width="16.51cm"/>
    </style:style>
    <style:style style:name="Table2.1" style:family="table-row">
      <style:table-row-properties style:min-row-height="0.529cm" fo:keep-together="auto"/>
    </style:style>
    <style:style style:name="Table2.A1" style:family="table-cell">
      <style:table-cell-properties fo:background-color="#f2f2f2"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loext:opacity="100%" style:font-name="Calibri" fo:font-size="10pt" fo:language="en" fo:country="GB" style:font-name-asian="Calibri1" style:font-size-asian="10pt" style:font-name-complex="Calibri1" style:font-size-complex="10pt">
        <loext:char-complex-color loext:theme-type="dark1" loext:color-type="theme"/>
      </style:text-properties>
    </style:style>
    <style:style style:name="P2" style:family="paragraph" style:parent-style-name="Standard">
      <style:paragraph-properties fo:margin-top="0.423cm" fo:margin-bottom="0.423cm" style:contextual-spacing="false"/>
    </style:style>
    <style:style style:name="P3" style:family="paragraph" style:parent-style-name="Standard">
      <style:paragraph-properties fo:margin-right="-0.582cm"/>
    </style:style>
    <style:style style:name="P4" style:family="paragraph" style:parent-style-name="List_20_Paragraph" style:list-style-name="WWNum7">
      <style:paragraph-properties fo:margin-left="1.27cm" fo:margin-right="-0.582cm" fo:text-indent="-0.635cm" style:auto-text-indent="false"/>
    </style:style>
    <style:style style:name="P5" style:family="paragraph" style:parent-style-name="Standard">
      <style:paragraph-properties fo:margin-top="0.423cm" fo:margin-bottom="0.423cm" style:contextual-spacing="false"/>
      <style:text-properties style:font-name="Calibri" fo:font-size="10pt" fo:language="en" fo:country="GB" style:font-name-asian="Calibri1" style:font-size-asian="10pt" style:font-name-complex="Calibri1" style:font-size-complex="10pt"/>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n" fo:country="GB" style:letter-kerning="false" style:font-name-asian="Calibri1" style:font-size-asian="10pt" style:language-asian="ja" style:country-asian="JP" style:font-name-complex="Calibri1" style:font-size-complex="10pt" style:language-complex="ar" style:country-complex="SA"/>
    </style:style>
    <style:style style:name="P10"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P11" style:family="paragraph" style:parent-style-name="List_20_Paragraph" style:list-style-name="WWNum6">
      <style:paragraph-properties fo:margin-top="0cm" fo:margin-bottom="0cm" style:contextual-spacing="true" fo:line-height="100%" fo:text-align="start" style:justify-single-word="false" fo:orphans="2" fo:widows="2"/>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P12"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GB" style:letter-kerning="false" style:font-name-asian="Calibri1" style:font-size-asian="10pt" style:language-asian="ja" style:country-asian="JP" style:font-name-complex="Calibri1" style:font-size-complex="10pt" style:language-complex="ar" style:country-complex="SA">
        <loext:char-complex-color loext:theme-type="dark1" loext:color-type="theme"/>
      </style:text-properties>
    </style:style>
    <style:style style:name="P14" style:family="paragraph" style:parent-style-name="Standard">
      <style:paragraph-properties fo:margin-top="0.423cm" fo:margin-bottom="0.423cm" style:contextual-spacing="false"/>
      <style:text-properties fo:color="#000000" loext:opacity="100%" style:font-name="Calibri" fo:font-size="10pt" fo:language="en" fo:country="GB" style:text-underline-style="solid" style:text-underline-width="auto" style:text-underline-color="font-color" fo:font-weight="bold" style:font-name-asian="Calibri1" style:font-size-asian="10pt" style:font-weight-asian="bold" style:font-name-complex="Calibri1" style:font-size-complex="10pt" style:font-weight-complex="bold">
        <loext:char-complex-color loext:theme-type="dark1" loext:color-type="theme"/>
      </style:text-properties>
    </style:style>
    <style:style style:name="P15" style:family="paragraph" style:parent-style-name="List_20_Paragraph" style:list-style-name="WWNum4"/>
    <style:style style:name="P16" style:family="paragraph" style:parent-style-name="List_20_Paragraph">
      <style:text-properties fo:color="#000000" loext:opacity="100%" style:font-name="Calibri" fo:font-size="10pt" fo:language="en" fo:country="GB" style:font-name-asian="Calibri1" style:font-size-asian="10pt" style:font-name-complex="Calibri1" style:font-size-complex="10pt">
        <loext:char-complex-color loext:theme-type="dark1" loext:color-type="theme"/>
      </style:text-properties>
    </style:style>
    <style:style style:name="P17" style:family="paragraph" style:parent-style-name="Standard">
      <style:text-properties fo:color="#000000" loext:opacity="100%" style:font-name="Calibri" fo:font-size="10pt" fo:language="en" fo:country="GB" style:font-name-asian="Calibri1" style:font-size-asian="10pt" style:font-name-complex="Calibri1" style:font-size-complex="10pt" fo:background-color="#ffff00">
        <loext:char-complex-color loext:theme-type="dark1" loext:color-type="theme"/>
      </style:text-properties>
    </style:style>
    <style:style style:name="T1" style:family="text">
      <style:text-properties fo:color="#000000" loext:opacity="100%" style:font-name="Calibri" fo:font-size="10pt" fo:language="en" fo:country="GB" style:text-underline-style="solid" style:text-underline-width="auto" style:text-underline-color="font-color" fo:font-weight="bold" style:font-name-asian="Calibri1" style:font-size-asian="10pt" style:font-weight-asian="bold" style:font-name-complex="Calibri1" style:font-size-complex="10pt" style:font-weight-complex="bold">
        <loext:char-complex-color loext:theme-type="dark1" loext:color-type="theme"/>
      </style:text-properties>
    </style:style>
    <style:style style:name="T2" style:family="text">
      <style:text-properties fo:color="#000000" loext:opacity="100%" style:font-name="Calibri" fo:font-size="10pt" fo:language="en" fo:country="GB" style:text-underline-style="solid" style:text-underline-width="auto" style:text-underline-color="font-color" fo:font-weight="bold" style:font-name-asian="Calibri1" style:font-size-asian="10pt" style:font-weight-asian="bold" style:font-name-complex="Calibri1" style:font-size-complex="10pt" style:font-weight-complex="bold" fo:background-color="#ffff00">
        <loext:char-complex-color loext:theme-type="dark1" loext:color-type="theme"/>
      </style:text-properties>
    </style:style>
    <style:style style:name="T3" style:family="text">
      <style:text-properties fo:color="#000000" loext:opacity="100%" style:font-name="Calibri" fo:font-size="10pt" fo:language="en" fo:country="GB" style:font-name-asian="Calibri1" style:font-size-asian="10pt" style:font-name-complex="Calibri1" style:font-size-complex="10pt">
        <loext:char-complex-color loext:theme-type="dark1" loext:color-type="theme"/>
      </style:text-properties>
    </style:style>
    <style:style style:name="T4" style:family="text">
      <style:text-properties style:font-name="Calibri" fo:font-size="10pt" fo:language="en" fo:country="GB" style:font-name-asian="Calibri1" style:font-size-asian="10pt" style:font-name-complex="Calibri1" style:font-size-complex="10pt"/>
    </style:style>
    <style:style style:name="T5" style:family="text">
      <style:text-properties fo:color="#000000" loext:opacity="100%" style:font-name="Calibri" fo:font-size="10pt" fo:language="en" fo:country="GB" fo:font-weight="bold" style:font-name-asian="Calibri1" style:font-size-asian="10pt" style:font-weight-asian="bold" style:font-name-complex="Calibri1" style:font-size-complex="10pt" style:font-weight-complex="bold">
        <loext:char-complex-color loext:theme-type="dark1" loext:color-type="theme"/>
      </style:text-properties>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language="en" fo:country="GB" fo:font-weight="bold" style:font-name-asian="Calibri1" style:font-size-asian="10pt" style:font-weight-asian="bold" style:font-name-complex="Calibri1" style:font-size-complex="10pt" style:font-weight-complex="bold"/>
    </style:style>
    <style:style style:name="T8" style:family="text">
      <style:text-properties style:text-position="super 58%" style:font-name="Calibri" fo:font-size="10pt" fo:language="en" fo:country="GB" fo:font-weight="bold" style:font-name-asian="Calibri1" style:font-size-asian="10pt" style:font-weight-asian="bold" style:font-name-complex="Calibri1" style:font-size-complex="10pt" style:font-weight-complex="bold"/>
    </style:style>
    <style:style style:name="T9" style:family="text">
      <style:text-properties fo:color="#ff0000" loext:opacity="100%" style:font-name="Calibri" fo:font-size="10pt" fo:language="en" fo:country="GB" style:font-name-asian="Calibri1" style:font-size-asian="10pt" style:font-name-complex="Calibri1" style:font-size-complex="10pt"/>
    </style:style>
    <style:style style:name="T10" style:family="text">
      <style:text-properties fo:color="#000000" loext:opacity="100%" style:font-name="Calibri" fo:font-size="10pt" fo:language="en" fo:country="GB" style:font-name-asian="Calibri1" style:font-size-asian="10pt" style:font-name-complex="Calibri1" style:font-size-complex="10pt" fo:background-color="#ffff00">
        <loext:char-complex-color loext:theme-type="dark1" loext:color-type="theme"/>
      </style:text-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Reporting pupil achievement and progress to parents and carers - [</text:span><text:span text:style-name="T2">academic year</text:span><text:span text:style-name="T1">]</text:span></text:p>
      <text:p text:style-name="P1" loext:marker-style-name="T3"/>
      <text:p text:style-name="Standard" loext:marker-style-name="T3"><text:span text:style-name="T3">Dear parents and carers, </text:span><text:span text:style-name="T3"/></text:p>
      <text:p text:style-name="P2"><text:span text:style-name="T4">At our school, we use research from the DfE’s Education Endowment Foundation to guide how we assess children. Research shows the best way to help children make progress is by giving them direct feedback on their work, and share how they can improve while they’re learning.</text:span></text:p>
      <text:p text:style-name="P2" loext:marker-style-name="T3"><text:span text:style-name="T4">Our staff already do this through marking work, asking questions and giving feedback during lessons. However, this can be improved by encouraging children to take ownership of their learning targets, and helping them think about how they can plan and improve their work</text:span><text:span text:style-name="T3"> <text:s/></text:span></text:p>
      <text:p text:style-name="P3" loext:marker-style-name="T3"><text:span text:style-name="T3">Supporting parents and carers to understand what their child is skilled at and what they need to do to improve is also helpful. We have therefore planned a feedback programme to make sure you have the information you need throughout the academic year. This also gives teachers time to work with children on specific feedback areas. </text:span><text:span text:style-name="T3"/></text:p>
      <text:p text:style-name="P3" loext:marker-style-name="T3"><text:span text:style-name="T3">Each year, teachers use 3 data points to review and analyse each child’s progress:</text:span><text:span text:style-name="T3"/></text:p>
      <text:list text:style-name="WWNum7">
        <text:list-item>
          <text:p text:style-name="P4" loext:marker-style-name="T4"><text:span text:style-name="T4">reading</text:span><text:span text:style-name="T4"/></text:p>
        </text:list-item>
        <text:list-item>
          <text:p text:style-name="P4" loext:marker-style-name="T4"><text:span text:style-name="T4">writing</text:span><text:span text:style-name="T4"/></text:p>
        </text:list-item>
        <text:list-item>
          <text:p text:style-name="P4" loext:marker-style-name="T4"><text:span text:style-name="T4">maths</text:span><text:span text:style-name="T4"/></text:p>
        </text:list-item>
      </text:list>
      <text:p text:style-name="P2" loext:marker-style-name="T4"><text:span text:style-name="T4">Teachers use these 3 data points to review and analyse each child’s progress with a member of the senior leadership team (SLT). If a child isn’t meeting their targets, interventions are planned to provide extra support.</text:span><text:span text:style-name="T4"/></text:p>
      <text:p text:style-name="P2" loext:marker-style-name="T4"><text:span text:style-name="T4">Please note: if any concerns about your child arise that you haven’t already been informed of, their teacher will contact you immediately rather than waiting for a report or consultation.</text:span><text:span text:style-name="T4"/></text:p>
      <text:p text:style-name="P5" loext:marker-style-name="T4"/>
      <text:p text:style-name="P3" loext:marker-style-name="T5"><text:span text:style-name="T5">Feedback programme for [academic year]:</text:span><text:span text:style-name="T5"/></text:p>
      <table:table table:name="Table1" table:style-name="Table1">
        <table:table-column table:style-name="Table1.A"/>
        <table:table-column table:style-name="Table1.B"/>
        <table:table-row table:style-name="Table1.1">
          <table:table-cell table:style-name="Table1.A1" office:value-type="string">
            <text:p text:style-name="P6" loext:marker-style-name="T6"/>
          </table:table-cell>
          <table:table-cell table:style-name="Table1.B1" office:value-type="string">
            <text:p text:style-name="P7" loext:marker-style-name="T6"><text:span text:style-name="T7">Feedback to Parents</text:span><text:span text:style-name="T7"/></text:p>
          </table:table-cell>
        </table:table-row>
        <table:table-row table:style-name="Table1.1">
          <table:table-cell table:style-name="Table1.A2" office:value-type="string">
            <text:p text:style-name="P7" loext:marker-style-name="T6"><text:span text:style-name="T4">Autumn 1</text:span><text:span text:style-name="T4"/></text:p>
          </table:table-cell>
          <table:table-cell table:style-name="Table1.B2" office:value-type="string">
            <text:p text:style-name="P8" loext:marker-style-name="T4"><text:span text:style-name="T4">Diagnostic assessments are made by teachers to identify the child’s starting points for the academic year they are in.</text:span><text:span text:style-name="T4"/></text:p>
            <text:p text:style-name="P6" loext:marker-style-name="T6"/>
            <text:p text:style-name="P8" loext:marker-style-name="T4"><text:span text:style-name="T4">Reading tests that give a reading age (such as STAR Readers) are taken by Years 1-7 – </text:span><text:span text:style-name="T7">reading age put in Reading Record</text:span><text:span text:style-name="T4">.</text:span></text:p>
            <text:p text:style-name="P6" loext:marker-style-name="T6"/>
            <text:p text:style-name="P8" loext:marker-style-name="T6"><text:span text:style-name="T7">Expectation booklets for year groups sent home to parents.</text:span><text:span text:style-name="T4"> Please note, these are the National Curriculum expectations for each year group in reading, writing and maths. Teachers use these to plan, and all the objectives are covered in the school year. Good attendance is vital as some of the expectations are only taught once in the year. </text:span></text:p>
            <text:p text:style-name="P6" loext:marker-style-name="T6"/>
            <text:p text:style-name="P8" loext:marker-style-name="T7"><text:span text:style-name="T7">Years 1 – 7 (by 1</text:span><text:span text:style-name="T8">st</text:span><text:span text:style-name="T7"> October): Pupil conference slip of paper will be sent home to parents </text:span><text:span text:style-name="T4">showing key areas for development in reading, writing and maths. </text:span></text:p>
          </table:table-cell>
        </table:table-row>
        <table:table-row table:style-name="Table1.1">
          <table:table-cell table:style-name="Table1.A3" office:value-type="string">
            <text:p text:style-name="P7" loext:marker-style-name="T6"><text:span text:style-name="T4">Autumn 2</text:span><text:span text:style-name="T4"/></text:p>
          </table:table-cell>
          <table:table-cell table:style-name="Table1.B3" office:value-type="string">
            <text:p text:style-name="P8" loext:marker-style-name="T6"><text:span text:style-name="T7">Parent/carer consultations with teachers</text:span><text:span text:style-name="T4"> - feedback from teachers on progress made from the pupil conference and pupil wellbeing. </text:span></text:p>
            <text:p text:style-name="P6" loext:marker-style-name="T6"/>
            <text:p text:style-name="P8" loext:marker-style-name="T4"><text:soft-page-break/><text:span text:style-name="T4">Parents can look at their children’s work during the consultation. </text:span><text:span text:style-name="T4"/></text:p>
            <text:p text:style-name="P6" loext:marker-style-name="T6"/>
          </table:table-cell>
        </table:table-row>
        <table:table-row table:style-name="Table1.1">
          <table:table-cell table:style-name="Table1.A4" office:value-type="string">
            <text:p text:style-name="P7" loext:marker-style-name="T6"><text:span text:style-name="T4">Spring 1</text:span><text:span text:style-name="T4"/></text:p>
          </table:table-cell>
          <table:table-cell table:style-name="Table1.B4" office:value-type="string">
            <text:p text:style-name="P8" loext:marker-style-name="T7"><text:span text:style-name="T7">Years 1 – 7: Pupil conference slip of paper sent home to parents</text:span><text:span text:style-name="T4"> showing key areas for development in reading, writing and maths.</text:span></text:p>
            <text:p text:style-name="P6" loext:marker-style-name="T6"/>
            <text:p text:style-name="P8" loext:marker-style-name="T7"><text:span text:style-name="T4">Reading tests that give a reading age (such as Star Readers)</text:span><text:span text:style-name="T9"> </text:span><text:span text:style-name="T4">are taken –</text:span><text:span text:style-name="T7"> reading age put in Reading Record.</text:span></text:p>
          </table:table-cell>
        </table:table-row>
        <table:table-row table:style-name="Table1.1">
          <table:table-cell table:style-name="Table1.A5" office:value-type="string">
            <text:p text:style-name="P7" loext:marker-style-name="T6"><text:span text:style-name="T4">Spring 2</text:span><text:span text:style-name="T4"/></text:p>
          </table:table-cell>
          <table:table-cell table:style-name="Table1.B5" office:value-type="string">
            <text:p text:style-name="P8" loext:marker-style-name="T4"><text:span text:style-name="T4">In March, parents receive </text:span><text:span text:style-name="T7">part 1 of a written report </text:span><text:span text:style-name="T4">– this includes:</text:span></text:p>
            <text:p text:style-name="P9" loext:marker-style-name="T4"/>
            <text:list text:style-name="WWNum3">
              <text:list-item>
                <text:p text:style-name="P10" loext:marker-style-name="T4"><text:span text:style-name="T4">each child’s key strengths</text:span><text:span text:style-name="T4"/></text:p>
              </text:list-item>
              <text:list-item>
                <text:p text:style-name="P10" loext:marker-style-name="T4"><text:span text:style-name="T4">what they need to do to meet age-related expectations by the end of the year (or make progress)</text:span><text:span text:style-name="T4"/></text:p>
              </text:list-item>
              <text:list-item>
                <text:p text:style-name="P10" loext:marker-style-name="T4"><text:span text:style-name="T4">their spiritual, moral, social and cultural development (SMSC)</text:span><text:span text:style-name="T4"/></text:p>
              </text:list-item>
              <text:list-item>
                <text:p text:style-name="P10" loext:marker-style-name="T4"><text:span text:style-name="T4">their contributions to school life</text:span><text:span text:style-name="T4"/></text:p>
              </text:list-item>
            </text:list>
            <text:p text:style-name="P6" loext:marker-style-name="T6"/>
          </table:table-cell>
        </table:table-row>
        <table:table-row table:style-name="Table1.1">
          <table:table-cell table:style-name="Table1.A6" office:value-type="string">
            <text:p text:style-name="P7" loext:marker-style-name="T6"><text:span text:style-name="T4">Summer 1</text:span><text:span text:style-name="T4"/></text:p>
          </table:table-cell>
          <table:table-cell table:style-name="Table1.B6" office:value-type="string">
            <text:p text:style-name="P8" loext:marker-style-name="T6"><text:span text:style-name="T4">Reading tests that give a reading age (such as Star Readers) are taken – </text:span><text:span text:style-name="T7">reading age put in Reading Record</text:span><text:span text:style-name="T4">.</text:span></text:p>
            <text:p text:style-name="P6" loext:marker-style-name="T6"/>
            <text:p text:style-name="P8" loext:marker-style-name="T4"><text:span text:style-name="T4">Statutory tests and assessments take place in Summer 1. Outcomes are not always known until Summer 2, and will be shared with parents at the end of the year. </text:span><text:span text:style-name="T4"/></text:p>
            <text:p text:style-name="P6" loext:marker-style-name="T6"/>
          </table:table-cell>
        </table:table-row>
        <table:table-row table:style-name="Table1.1">
          <table:table-cell table:style-name="Table1.A7" office:value-type="string">
            <text:p text:style-name="P7" loext:marker-style-name="T6"><text:span text:style-name="T4">Summer 2</text:span><text:span text:style-name="T4"/></text:p>
          </table:table-cell>
          <table:table-cell table:style-name="Table1.B7" office:value-type="string">
            <text:p text:style-name="P8" loext:marker-style-name="T4"><text:span text:style-name="T7">Written report – part 2</text:span><text:span text:style-name="T4"> sent home to parents and carers. This contains:</text:span></text:p>
            <text:p text:style-name="P9" loext:marker-style-name="T4"/>
            <text:list text:style-name="WWNum6">
              <text:list-item>
                <text:p text:style-name="P11" loext:marker-style-name="T6"><text:span text:style-name="T4">end of year assessment results</text:span><text:span text:style-name="T4"/></text:p>
              </text:list-item>
              <text:list-item>
                <text:p text:style-name="P11" loext:marker-style-name="T6"><text:span text:style-name="T4">an attendance certificate</text:span><text:span text:style-name="T4"/></text:p>
              </text:list-item>
              <text:list-item>
                <text:p text:style-name="P11" loext:marker-style-name="T4"><text:span text:style-name="T4">a personal comment from the class teacher (including behaviours for learning, social and emotional comments)</text:span><text:span text:style-name="T4"/></text:p>
              </text:list-item>
            </text:list>
            <text:p text:style-name="P6" loext:marker-style-name="T6"/>
            <text:p text:style-name="P8" loext:marker-style-name="T6"><text:span text:style-name="T7">Open evening</text:span><text:span text:style-name="T4"> - An opportunity for parents to look at books and their child’s work. All books are left out on children’s desks and parents and carers can look at them with their child. Teachers are available for any queries regarding reports.</text:span></text:p>
            <text:p text:style-name="P6" loext:marker-style-name="T6"/>
          </table:table-cell>
        </table:table-row>
      </table:table>
      <text:p text:style-name="P1" loext:marker-style-name="T3"/>
      <text:p text:style-name="Standard" loext:marker-style-name="T1"><text:span text:style-name="T1">Children with Special Education Needs (SEN) and Education, Health and Care Plans (EHCPs)</text:span><text:span text:style-name="T1"/></text:p>
      <text:p text:style-name="P2" loext:marker-style-name="T4"><text:span text:style-name="T4">Children who are on the SEN register follow a different process for parent feedback. Alongside the pupil conference, children with SEN have a provision map which is shared with parents and carers. The provision map outlines how the school will support the child's specific needs and track their progress. Parents and carers are encouraged to provide feedback for the provision map, and invited to meetings 3 times a year to discuss their child’s progress (instead of a parent consultation evening).</text:span><text:span text:style-name="T4"/></text:p>
      <text:p text:style-name="P2" loext:marker-style-name="T4"><text:span text:style-name="T4">For children with an EHCP, an annual review is also held. In this meeting, </text:span><text:span text:style-name="T3">all aspects of the child’s additional needs are discussed,</text:span><text:span text:style-name="T4"> and reports from external agencies are shared.</text:span></text:p>
      <table:table table:name="Table2" table:style-name="Table2">
        <table:table-column table:style-name="Table2.A"/>
        <table:table-row table:style-name="Table2.1">
          <table:table-cell table:style-name="Table2.A1" office:value-type="string">
            <text:p text:style-name="P8" loext:marker-style-name="T3"><text:span text:style-name="T5">Online reading scheme assessment - Accelerated Reader (AR)</text:span><text:span text:style-name="T5"/></text:p>
            <text:p text:style-name="P8" loext:marker-style-name="T4"><text:span text:style-name="T4">From Year 3 to 7, we use a reading programme called AR (occasionally children at the end of Year 2 move to AR). This is a scheme which engages pupils, motivates reading practice and improves pupils’ reading progress. The reading ages are used to identify a starting point.</text:span><text:span text:style-name="T4"/></text:p>
            <text:p text:style-name="P9" loext:marker-style-name="T4"/>
            <text:p text:style-name="P8" loext:marker-style-name="T4"><text:span text:style-name="T4">Reading is an integral part of our school - we read across the curriculum, together and alone, for pleasure and </text:span><text:soft-page-break/><text:span text:style-name="T4">for learning. We genuinely value how important it is to learn to read, and to read to learn. </text:span><text:span text:style-name="T4"/></text:p>
            <text:p text:style-name="P9" loext:marker-style-name="T4"/>
            <text:p text:style-name="P8" loext:marker-style-name="T4"><text:span text:style-name="T4">At its heart, the programme is simple: children read a book, take an online quiz and get immediate feedback. </text:span><text:span text:style-name="T4"/></text:p>
            <text:p text:style-name="P9" loext:marker-style-name="T4"/>
            <text:p text:style-name="P8" loext:marker-style-name="T4"><text:span text:style-name="T4">AR gives teachers the information they need to:</text:span><text:span text:style-name="T4"/></text:p>
            <text:p text:style-name="P9" loext:marker-style-name="T4"/>
            <text:list text:style-name="WWNum2">
              <text:list-item>
                <text:p text:style-name="P12" loext:marker-style-name="T4"><text:span text:style-name="T4">monitor pupils’ reading practice</text:span><text:span text:style-name="T4"/></text:p>
              </text:list-item>
              <text:list-item>
                <text:p text:style-name="P12" loext:marker-style-name="T4"><text:span text:style-name="T4">make informed decisions to guide their future learning, so it matches your child’s needs</text:span><text:span text:style-name="T4"/></text:p>
              </text:list-item>
            </text:list>
            <text:p text:style-name="P9" loext:marker-style-name="T4"/>
            <text:p text:style-name="P8" loext:marker-style-name="T6"><text:span text:style-name="T6">AR is monitored each week by a member of staff who feeds back to teachers and SLT. A more rigorous system is in place so no child misses reading or quizzing regularly. <text:s/></text:span><text:span text:style-name="T6"/></text:p>
            <text:p text:style-name="P13" loext:marker-style-name="T3"/>
            <text:p text:style-name="P8" loext:marker-style-name="T3"><text:span text:style-name="T5">Maths diagnostic test (Sandwell Test)</text:span><text:span text:style-name="T5"/></text:p>
            <text:p text:style-name="P8" loext:marker-style-name="T3"><text:span text:style-name="T3">If we have a concern about a child’s maths progress and need a more detailed analysis, they may take a different maths test. This is administered by a trained member of staff and provides us with a ‘maths age’ for a child. These results would be shared with parents.</text:span><text:span text:style-name="T3"/></text:p>
            <text:p text:style-name="P9" loext:marker-style-name="T4"/>
          </table:table-cell>
        </table:table-row>
      </table:table>
      <text:p text:style-name="P14" loext:marker-style-name="T1"/>
      <text:p text:style-name="P2" loext:marker-style-name="T1"><text:span text:style-name="T1">How parents and carers can support their child to meet targets</text:span><text:span text:style-name="T1"/></text:p>
      <text:p text:style-name="Standard" loext:marker-style-name="T3"><text:span text:style-name="T5">Reading</text:span><text:span text:style-name="T5"/></text:p>
      <text:p text:style-name="Standard" loext:marker-style-name="T3"><text:span text:style-name="T3">Research shows that children who read to an adult frequently at home make more progress in reading ability. </text:span><text:span text:style-name="T3"/></text:p>
      <text:p text:style-name="Standard" loext:marker-style-name="T3"><text:span text:style-name="T3">We encourage all children to read to an adult (even in upper Key Stage 2 and 3). Alternatively, they can talk about books they are reading. </text:span><text:span text:style-name="T3"/></text:p>
      <text:p text:style-name="Standard" loext:marker-style-name="T3"><text:span text:style-name="T5">Maths</text:span><text:span text:style-name="T5"/></text:p>
      <text:p text:style-name="Standard" loext:marker-style-name="T3"><text:span text:style-name="T3">Learning number bonds and multiplication facts (and their division derivatives) is crucial for mathematics learning. </text:span><text:span text:style-name="T3"/></text:p>
      <text:p text:style-name="Standard" loext:marker-style-name="T3"><text:span text:style-name="T3">We:</text:span><text:span text:style-name="T3"/></text:p>
      <text:list text:style-name="WWNum4">
        <text:list-item>
          <text:p text:style-name="P15" loext:marker-style-name="T3"><text:span text:style-name="T3">encourage all children to practice these until they are confident up to 12 x 12</text:span><text:span text:style-name="T3"/></text:p>
        </text:list-item>
        <text:list-item>
          <text:p text:style-name="P15" loext:marker-style-name="T3"><text:span text:style-name="T4">provide online times tables practice logins (such as Times Tables Rock Stars)</text:span><text:span text:style-name="T3"> for all children, so that they can practice at home on an electronic device</text:span></text:p>
        </text:list-item>
      </text:list>
      <text:p text:style-name="P16" loext:marker-style-name="T3"/>
      <text:p text:style-name="Standard" loext:marker-style-name="T3"><text:span text:style-name="T3">Children in Year 4 have a multiplication check at the end of the year, and begin practicing from September.</text:span><text:span text:style-name="T3"/></text:p>
      <text:p text:style-name="P17" loext:marker-style-name="T10"/>
      <text:p text:style-name="Standard" loext:marker-style-name="T10"><text:span text:style-name="T10">[Headteacher sign-off]</text:span><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false" style:font-name-asian="F" style:font-size-asian="12pt" style:language-asian="ja" style:country-asian="JP"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F"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style style:name="ListLabel_20_63" style:display-name="ListLabel 6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519cm"/>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KNIGHTLEY, Ashleigh</meta:initial-creator>
    <dc:creator>KNIGHTLEY, Ashleigh</dc:creator>
    <meta:editing-cycles>2</meta:editing-cycles>
    <meta:creation-date>2025-03-27T14:51:00</meta:creation-date>
    <dc:date>2025-03-27T14:51:00</dc:date>
    <meta:editing-duration>P0D</meta:editing-duration>
    <meta:generator>LibreOffice/25.2.2.2$MacOSX_AARCH64 LibreOffice_project/7370d4be9e3cf6031a51beef54ff3bda878e3fac</meta:generator>
    <meta:document-statistic meta:table-count="2" meta:image-count="0" meta:object-count="0" meta:page-count="3" meta:paragraph-count="63" meta:word-count="1127" meta:character-count="6651" meta:non-whitespace-character-count="5578"/>
    <meta:user-defined meta:name="AppVersion">16.0000</meta:user-defined>
    <meta:user-defined meta:name="ContentTypeId">0x01010053952FBECA91DD43AE765197929192E4</meta:user-defined>
    <meta:user-defined meta:name="MediaServiceImageTags"/>
    <meta:template xlink:type="simple" xlink:actuate="onRequest" xlink:title="Normal" xlink:href=""/>
  </office:meta>
</office:document-meta>
</file>